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00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00ae00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cc6633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aea79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stroke="solid" svg:stroke-color="#0000ff" draw:fill="none" draw:fill-color="#ffffff" draw:textarea-horizontal-align="left" draw:auto-grow-height="true" draw:auto-grow-width="false" fo:min-height="0cm" fo:min-width="4.5cm"/>
    </style:style>
    <style:style style:name="gr9" style:family="graphic" style:parent-style-name="standard">
      <style:graphic-properties draw:stroke="solid" svg:stroke-color="#0000ff" draw:fill="none" draw:fill-color="#ffffff" draw:textarea-horizontal-align="left" draw:auto-grow-height="true" draw:auto-grow-width="false" fo:min-height="0cm" fo:min-width="4.049cm"/>
    </style:style>
    <style:style style:name="gr10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color="#0000ff" draw:fill="none" draw:fill-color="#ffffff" draw:textarea-horizontal-align="left" draw:auto-grow-height="true" draw:auto-grow-width="false" fo:min-height="0cm" fo:min-width="4.501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/>
    </style:style>
    <style:style style:name="P4" style:family="paragraph">
      <style:paragraph-properties fo:margin-left="0cm" fo:margin-right="0cm" fo:text-align="center" fo:text-indent="0cm">
        <style:tab-stops>
          <style:tab-stop style:position="2.572cm"/>
        </style:tab-stops>
      </style:paragraph-properties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4.977cm" svg:height="1.825cm" svg:x="12cm" svg:y="1.4cm">
          <draw:text-box>
            <text:p text:style-name="P1">Equations of </text:p>
            <text:p text:style-name="P1">State</text:p>
          </draw:text-box>
        </draw:frame>
        <draw:frame draw:style-name="gr2" draw:text-style-name="P1" draw:layer="layout" svg:width="3.643cm" svg:height="1.825cm" svg:x="1.601cm" svg:y="5.001cm">
          <draw:text-box>
            <text:p text:style-name="P1">Ideal Gas</text:p>
            <text:p text:style-name="P1">Equation</text:p>
          </draw:text-box>
        </draw:frame>
        <draw:frame draw:style-name="gr3" draw:text-style-name="P1" draw:layer="layout" svg:width="3.525cm" svg:height="1.825cm" svg:x="6.302cm" svg:y="5.002cm">
          <draw:text-box>
            <text:p text:style-name="P1">Virial</text:p>
            <text:p text:style-name="P1">Equation</text:p>
          </draw:text-box>
        </draw:frame>
        <draw:frame draw:style-name="gr4" draw:text-style-name="P1" draw:layer="layout" svg:width="3.525cm" svg:height="1.825cm" svg:x="11.703cm" svg:y="5.003cm">
          <draw:text-box>
            <text:p text:style-name="P1">Cubic </text:p>
            <text:p text:style-name="P1">Equation</text:p>
          </draw:text-box>
        </draw:frame>
        <draw:frame draw:style-name="gr5" draw:text-style-name="P1" draw:layer="layout" svg:width="3.842cm" svg:height="1.825cm" svg:x="19.703cm" svg:y="5.003cm">
          <draw:text-box>
            <text:p text:style-name="P1">Statistical</text:p>
            <text:p text:style-name="P1">Equation</text:p>
          </draw:text-box>
        </draw:frame>
        <draw:line draw:style-name="gr6" draw:text-style-name="P2" draw:layer="layout" svg:x1="3.4cm" svg:y1="4.2cm" svg:x2="25.8cm" svg:y2="4.199cm">
          <text:p/>
        </draw:line>
        <draw:line draw:style-name="gr7" draw:text-style-name="P2" draw:layer="layout" svg:x1="3.4cm" svg:y1="4.2cm" svg:x2="3.4cm" svg:y2="5.001cm">
          <text:p/>
        </draw:line>
        <draw:line draw:style-name="gr7" draw:text-style-name="P2" draw:layer="layout" svg:x1="8cm" svg:y1="4.2cm" svg:x2="8cm" svg:y2="5.001cm">
          <text:p/>
        </draw:line>
        <draw:line draw:style-name="gr7" draw:text-style-name="P2" draw:layer="layout" svg:x1="13.4cm" svg:y1="4.2cm" svg:x2="13.4cm" svg:y2="5.001cm">
          <text:p/>
        </draw:line>
        <draw:line draw:style-name="gr7" draw:text-style-name="P2" draw:layer="layout" svg:x1="21.7cm" svg:y1="4.2cm" svg:x2="21.7cm" svg:y2="5.001cm">
          <text:p/>
        </draw:line>
        <draw:line draw:style-name="gr7" draw:text-style-name="P2" draw:layer="layout" svg:x1="14.4cm" svg:y1="3.3cm" svg:x2="14.4cm" svg:y2="4.101cm">
          <text:p/>
        </draw:line>
        <draw:frame draw:style-name="gr8" draw:text-style-name="P3" draw:layer="layout" svg:width="5cm" svg:height="1.673cm" svg:x="7.1cm" svg:y="12.265cm">
          <draw:text-box>
            <text:p text:style-name="P3">Peng-Robinson</text:p>
            <text:p text:style-name="P3">(PR)</text:p>
          </draw:text-box>
        </draw:frame>
        <draw:frame draw:style-name="gr8" draw:text-style-name="P3" draw:layer="layout" svg:width="4.6cm" svg:height="1.673cm" svg:x="7.5cm" svg:y="7.838cm">
          <draw:text-box>
            <text:p text:style-name="P3">Van der Waals</text:p>
            <text:p text:style-name="P3">(vdW)</text:p>
          </draw:text-box>
        </draw:frame>
        <draw:frame draw:style-name="gr8" draw:text-style-name="P3" draw:layer="layout" svg:width="4.8cm" svg:height="1.673cm" svg:x="7.3cm" svg:y="9.838cm">
          <draw:text-box>
            <text:p text:style-name="P3">Redlich-Kwong</text:p>
            <text:p text:style-name="P3">(RK)</text:p>
          </draw:text-box>
        </draw:frame>
        <draw:frame draw:style-name="gr9" draw:text-style-name="P3" draw:layer="layout" svg:width="1.549cm" svg:height="0.962cm" svg:x="10.6cm" svg:y="18.738cm">
          <draw:text-box>
            <text:p text:style-name="P3">etc</text:p>
          </draw:text-box>
        </draw:frame>
        <draw:frame draw:style-name="gr10" draw:text-style-name="P3" draw:layer="layout" svg:width="2.898cm" svg:height="0.962cm" svg:x="2.8cm" svg:y="11.9cm">
          <draw:text-box>
            <text:p text:style-name="P3">PR-SRK</text:p>
          </draw:text-box>
        </draw:frame>
        <draw:frame draw:style-name="gr10" draw:text-style-name="P3" draw:layer="layout" svg:width="3.389cm" svg:height="1.673cm" svg:x="2.3cm" svg:y="9.8cm">
          <draw:text-box>
            <text:p text:style-name="P3">Soave-RK</text:p>
            <text:p text:style-name="P3">(SRK)</text:p>
          </draw:text-box>
        </draw:frame>
        <draw:frame draw:style-name="gr10" draw:text-style-name="P3" draw:layer="layout" svg:width="5.015cm" svg:height="1.673cm" svg:x="7.3cm" svg:y="15.938cm">
          <draw:text-box>
            <text:p text:style-name="P3">Generic System</text:p>
            <text:p text:style-name="P3">Of Equations</text:p>
          </draw:text-box>
        </draw:frame>
        <draw:line draw:style-name="gr6" draw:text-style-name="P2" draw:layer="layout" svg:x1="13.5cm" svg:y1="7cm" svg:x2="13.497cm" svg:y2="19.2cm">
          <text:p/>
        </draw:line>
        <draw:line draw:style-name="gr7" draw:text-style-name="P2" draw:layer="layout" svg:x1="13.5cm" svg:y1="8.6cm" svg:x2="12.1cm" svg:y2="8.6cm">
          <text:p/>
        </draw:line>
        <draw:line draw:style-name="gr7" draw:text-style-name="P2" draw:layer="layout" svg:x1="7.3cm" svg:y1="10.6cm" svg:x2="5.7cm" svg:y2="10.6cm">
          <text:p/>
        </draw:line>
        <draw:line draw:style-name="gr7" draw:text-style-name="P2" draw:layer="layout" svg:x1="6.663cm" svg:y1="14.2cm" svg:x2="5.701cm" svg:y2="14.2cm">
          <text:p/>
        </draw:line>
        <draw:frame draw:style-name="gr8" draw:text-style-name="P3" draw:layer="layout" svg:width="5.201cm" svg:height="1.673cm" svg:x="0.5cm" svg:y="13.3cm">
          <draw:text-box>
            <text:p text:style-name="P3">PR-Stryjek-Vera (PRSV)</text:p>
          </draw:text-box>
        </draw:frame>
        <draw:line draw:style-name="gr6" draw:text-style-name="P2" draw:layer="layout" svg:x1="7.1cm" svg:y1="13.1cm" svg:x2="6.663cm" svg:y2="13.1cm">
          <text:p/>
        </draw:line>
        <draw:line draw:style-name="gr6" draw:text-style-name="P2" draw:layer="layout" svg:x1="6.663cm" svg:y1="12.4cm" svg:x2="6.663cm" svg:y2="14.2cm">
          <text:p/>
        </draw:line>
        <draw:line draw:style-name="gr7" draw:text-style-name="P2" draw:layer="layout" svg:x1="6.663cm" svg:y1="12.4cm" svg:x2="5.698cm" svg:y2="12.4cm">
          <text:p/>
        </draw:line>
        <draw:line draw:style-name="gr7" draw:text-style-name="P2" draw:layer="layout" svg:x1="13.5cm" svg:y1="10.6cm" svg:x2="12.1cm" svg:y2="10.6cm">
          <text:p/>
        </draw:line>
        <draw:line draw:style-name="gr7" draw:text-style-name="P2" draw:layer="layout" svg:x1="13.5cm" svg:y1="13.1cm" svg:x2="12.1cm" svg:y2="13.1cm">
          <text:p/>
        </draw:line>
        <draw:line draw:style-name="gr7" draw:text-style-name="P2" draw:layer="layout" svg:x1="13.497cm" svg:y1="19.2cm" svg:x2="12.1cm" svg:y2="19.2cm">
          <text:p/>
        </draw:line>
        <draw:frame draw:style-name="gr5" draw:text-style-name="P1" draw:layer="layout" svg:width="4.079cm" svg:height="1.825cm" svg:x="15.403cm" svg:y="5.002cm">
          <draw:text-box>
            <text:p text:style-name="P1">Non-Cubic</text:p>
            <text:p text:style-name="P1">Equation</text:p>
          </draw:text-box>
        </draw:frame>
        <draw:line draw:style-name="gr7" draw:text-style-name="P2" draw:layer="layout" svg:x1="17.4cm" svg:y1="4.199cm" svg:x2="17.4cm" svg:y2="5cm">
          <text:p/>
        </draw:line>
        <draw:frame draw:style-name="gr5" draw:text-style-name="P1" draw:layer="layout" svg:width="2.784cm" svg:height="1.038cm" svg:x="23.803cm" svg:y="5.002cm">
          <draw:text-box>
            <text:p text:style-name="P1">Others</text:p>
          </draw:text-box>
        </draw:frame>
        <draw:line draw:style-name="gr7" draw:text-style-name="P2" draw:layer="layout" svg:x1="25.8cm" svg:y1="4.199cm" svg:x2="25.8cm" svg:y2="5cm">
          <text:p/>
        </draw:line>
        <draw:line draw:style-name="gr7" draw:text-style-name="P2" draw:layer="layout" svg:x1="13.498cm" svg:y1="16.7cm" svg:x2="12.315cm" svg:y2="16.7cm">
          <text:p/>
        </draw:line>
        <draw:frame draw:style-name="gr11" draw:text-style-name="P3" draw:layer="layout" svg:width="5.5cm" svg:height="1.673cm" svg:x="0.3cm" svg:y="15.4cm">
          <draw:text-box>
            <text:p text:style-name="P4">Vapour &amp; </text:p>
            <text:p text:style-name="P4">Vapour-like Roots</text:p>
          </draw:text-box>
        </draw:frame>
        <draw:line draw:style-name="gr7" draw:text-style-name="P2" draw:layer="layout" svg:x1="6.862cm" svg:y1="17.9cm" svg:x2="5.9cm" svg:y2="17.9cm">
          <text:p/>
        </draw:line>
        <draw:line draw:style-name="gr6" draw:text-style-name="P2" draw:layer="layout" svg:x1="7.299cm" svg:y1="16.8cm" svg:x2="6.862cm" svg:y2="16.8cm">
          <text:p/>
        </draw:line>
        <draw:line draw:style-name="gr6" draw:text-style-name="P2" draw:layer="layout" svg:x1="6.862cm" svg:y1="16.1cm" svg:x2="6.862cm" svg:y2="17.9cm">
          <text:p/>
        </draw:line>
        <draw:line draw:style-name="gr7" draw:text-style-name="P2" draw:layer="layout" svg:x1="6.862cm" svg:y1="16.1cm" svg:x2="5.897cm" svg:y2="16.1cm">
          <text:p/>
        </draw:line>
        <draw:frame draw:style-name="gr11" draw:text-style-name="P3" draw:layer="layout" svg:width="5.5cm" svg:height="1.673cm" svg:x="0.299cm" svg:y="17.3cm">
          <draw:text-box>
            <text:p text:style-name="P4">Liquid &amp; </text:p>
            <text:p text:style-name="P4">Liquid-like Roots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09-26T23:47:44</meta:creation-date>
    <dc:date>2014-09-27T23:10:02</dc:date>
    <dc:creator>Jeff Gomes</dc:creator>
    <meta:editing-duration>PT23H11M59S</meta:editing-duration>
    <meta:editing-cycles>2</meta:editing-cycles>
    <meta:generator>LibreOffice/3.5$Linux_X86_64 LibreOffice_project/350m1$Build-2</meta:generator>
    <meta:document-statistic meta:object-count="63"/>
  </office:meta>
</office:document-meta>
</file>